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" svg:font-family="'DejaVu Sans Condensed'"/>
    <style:font-face style:name="Georgia" svg:font-family="Georgia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fr" fo:country="FR" style:language-asian="fr" style:country-asian="FR"/>
    </style:style>
    <style:style style:name="T2" style:family="text">
      <style:text-properties style:font-name="Times New Roman1" fo:language="fr" fo:country="FR" style:language-asian="fr" style:country-asian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vre X</text:h>
      <text:h text:style-name="Heading_20_2" text:outline-level="2">Fable I<text:line-break/>La descente d’Orphée aux Enfers</text:h>
      <text:p text:style-name="_3c_l_3e_"><text:span text:style-name="_3c_pb_3e_">[395]</text:span><text:span text:style-name="T1">Hymen quitte la Crete, et volant vers la Thrace,</text:span></text:p>
      <text:p text:style-name="_3c_l_3e_"><text:span text:style-name="T1">Appellé par Orphée, il va prendre sa place,</text:span></text:p>
      <text:p text:style-name="_3c_l_3e_"><text:span text:style-name="T1">Où ce Chantre fameux par des mots solemnels</text:span></text:p>
      <text:p text:style-name="_3c_l_3e_"><text:span text:style-name="T1">Doit livrer sa franchise à des nœuds éternels.</text:span></text:p>
      <text:p text:style-name="_3c_l_3e_"><text:span text:style-name="_3c_pb_3e_"><text:span text:style-name="T1">[396]</text:span></text:span><text:span text:style-name="T1">Il y vient, mais helas ! quelle triste semonce !</text:span></text:p>
      <text:p text:style-name="_3c_l_3e_"><text:span text:style-name="T1">De ces mots solemnels aucun ne se prononce.</text:span></text:p>
      <text:p text:style-name="_3c_l_3e_"><text:span text:style-name="T1">Ce Dieu qui n’est suivi ny des Ris ny des Jeux</text:span></text:p>
      <text:p text:style-name="_3c_l_3e_"><text:span text:style-name="T1">N’apporte à cette noce aucun présage heureux.</text:span></text:p>
      <text:p text:style-name="_3c_l_3e_"><text:span text:style-name="T1">De la torche qu’il tient la flame qui petille</text:span></text:p>
      <text:p text:style-name="_3c_l_3e_"><text:span text:style-name="T1">Est un feu qui consume, et non un feu qui brille.</text:span></text:p>
      <text:p text:style-name="_3c_l_3e_"><text:span text:style-name="T1">Cette torche s’éteint, et commence à fumer,</text:span></text:p>
      <text:p text:style-name="_3c_l_3e_"><text:span text:style-name="T1">Sans qu’aucun mouvement la puisse rallumer.</text:span></text:p>
      <text:p text:style-name="_3c_l_3e_"><text:span text:style-name="T1">Ce qui fuit est funeste, et répond au presage.</text:span></text:p>
      <text:p text:style-name="_3c_l_3e_"><text:span text:style-name="T1">Orphée aime Euridice, et comme elle est d’un âge</text:span></text:p>
      <text:p text:style-name="_3c_l_3e_"><text:span text:style-name="T1">Qui luy fait rechercher mille innocens plaisirs,</text:span></text:p>
      <text:p text:style-name="_3c_l_3e_"><text:span text:style-name="T1">Il ne refuse rien à ses jeunes desirs.</text:span></text:p>
      <text:p text:style-name="_3c_l_3e_"><text:span text:style-name="T1"/></text:p>
      <text:p text:style-name="_3c_l_3e_"><text:span text:style-name="T1">Un jour que se donnant entiere aux promenades</text:span></text:p>
      <text:p text:style-name="_3c_l_3e_"><text:span text:style-name="T1">Elle court, et badine avec quelques Naiades,</text:span></text:p>
      <text:p text:style-name="_3c_l_3e_"><text:span text:style-name="T1">Elle foule un Serpent, qui sous l’herbe caché</text:span></text:p>
      <text:p text:style-name="_3c_l_3e_"><text:span text:style-name="T1">Prepare son venin dés qu’il se sent touché.</text:span></text:p>
      <text:p text:style-name="_3c_l_3e_"><text:span text:style-name="T1">Il la mord au talon ; elle tombe, elle expire.</text:span></text:p>
      <text:p text:style-name="_3c_l_3e_"><text:span text:style-name="T1">Orphée au desespoir pleure, gemit, soûpire,</text:span></text:p>
      <text:p text:style-name="_3c_l_3e_"><text:span text:style-name="T1">Et rien n’estant capable, aprés un tal malheur,</text:span></text:p>
      <text:p text:style-name="_3c_l_3e_"><text:span text:style-name="T1">De soulager l’excés de sa vive douleur,</text:span></text:p>
      <text:p text:style-name="_3c_l_3e_"><text:span text:style-name="T1">Il se resout enfin d’aller parmi les Ombres</text:span></text:p>
      <text:p text:style-name="_3c_l_3e_"><text:span text:style-name="T1">Implorer le secours des Divinitez sombres.</text:span></text:p>
      <text:p text:style-name="_3c_l_3e_"><text:span text:style-name="T1">Il descend aux Enfers, et sans trop s’étonner</text:span></text:p>
      <text:p text:style-name="_3c_l_3e_"><text:span text:style-name="T1">Des Fantômes errans qui vont l’environner,</text:span></text:p>
      <text:p text:style-name="_3c_l_3e_"><text:span text:style-name="_3c_pb_3e_"><text:span text:style-name="T1">[397]</text:span></text:span><text:span text:style-name="T1">Il penetre jusqu’où Pluton et Proserpine</text:span></text:p>
      <text:p text:style-name="_3c_l_3e_"><text:span text:style-name="T1">Font rendre ce qu’on doit à leur Grandeur divine.</text:span></text:p>
      <text:p text:style-name="_3c_l_3e_"><text:span text:style-name="T1">Là, son Lut de sa voix soûtenant les concerts,</text:span></text:p>
      <text:p text:style-name="_3c_l_3e_"><text:soft-page-break/><text:span text:style-name="T1">Du ton le plus touchant il leur chante ces Vers.</text:span></text:p>
      <text:p text:style-name="_3c_l_3e_"><text:span text:style-name="T1"/></text:p>
      <text:p text:style-name="_3c_l_3e_"><text:span text:style-name="T1">Dieux du noir et profond Empire,</text:span></text:p>
      <text:p text:style-name="_3c_l_3e_"><text:span text:style-name="T1">Où l’inflexible Mort tour-à-tour nous attire,</text:span></text:p>
      <text:p text:style-name="_3c_l_3e_"><text:span text:style-name="T1">Daignez prester l’oreille à mes tristes accens.</text:span></text:p>
      <text:p text:style-name="_3c_l_3e_"><text:span text:style-name="T1">Je ne voys diray rien qui ne soit veritable,</text:span></text:p>
      <text:p text:style-name="_3c_l_3e_"><text:span text:style-name="T1">Mais si je veux vous faire un recit pitoyable,</text:span></text:p>
      <text:p text:style-name="_3c_l_3e_"><text:span text:style-name="T1">Je vous diray ce que je sens.</text:span></text:p>
      <text:p text:style-name="_3c_l_3e_"><text:span text:style-name="T1"/></text:p>
      <text:p text:style-name="_3c_l_3e_"><text:span text:style-name="T1">Dans ces lieux d’horreur et de peine</text:span></text:p>
      <text:p text:style-name="_3c_l_3e_"><text:span text:style-name="T1">Un desir curieux n’est point ce qui m’amene,</text:span></text:p>
      <text:p text:style-name="_3c_l_3e_"><text:span text:style-name="T1">De tout ce qui s’y fait je ne viens rien troubler.</text:span></text:p>
      <text:p text:style-name="_3c_l_3e_"><text:span text:style-name="T1">Je n’y viens point poussé d’une ardeur temeraire</text:span></text:p>
      <text:p text:style-name="_3c_l_3e_"><text:span text:style-name="T1">Chercher à mettre aux fers le monstrueux Cerbere,</text:span></text:p>
      <text:p text:style-name="_3c_l_3e_"><text:span text:style-name="T1">Dont les aboyemens font trembler.</text:span></text:p>
      <text:p text:style-name="_3c_l_3e_"><text:span text:style-name="T1"/></text:p>
      <text:p text:style-name="_3c_l_3e_"><text:span text:style-name="T1">Euridice, mon Euridice,</text:span></text:p>
      <text:p text:style-name="_3c_l_3e_"><text:span text:style-name="T1">Qui fit toute ma joye, et qui fait mon supplice,</text:span></text:p>
      <text:p text:style-name="_3c_l_3e_"><text:span text:style-name="T1">Est l’unique sujet qui porte icy mes pas.</text:span></text:p>
      <text:p text:style-name="_3c_l_3e_"><text:span text:style-name="T1">Au plus beau de son âge, et malgré la Nature,</text:span></text:p>
      <text:p text:style-name="_3c_l_3e_"><text:span text:style-name="T1">D’un Serpent ennemi la funeste morsure</text:span></text:p>
      <text:p text:style-name="_3c_l_3e_"><text:span text:style-name="T1">A precipité son trepas.</text:span></text:p>
      <text:p text:style-name="_3c_l_3e_"><text:span text:style-name="T1"/></text:p>
      <text:p text:style-name="_3c_l_3e_"><text:span text:style-name="_3c_pb_3e_"><text:span text:style-name="T1">[398]</text:span></text:span><text:span text:style-name="T1">Accablé d’ennuis pour sa perte</text:span></text:p>
      <text:p text:style-name="_3c_l_3e_"><text:span text:style-name="T1">J’ay voulu la souffrir, je l’ay mesme soufferte</text:span></text:p>
      <text:p text:style-name="_3c_l_3e_"><text:span text:style-name="T1">Sans trop faire éclater mon juste desespoir.</text:span></text:p>
      <text:p text:style-name="_3c_l_3e_"><text:span text:style-name="T1">Mais l’Amour me contraint à ce que j’ose faire.</text:span></text:p>
      <text:p text:style-name="_3c_l_3e_"><text:span text:style-name="T1">Et quels cœurs ont jamais refusé de luy plaire,</text:span></text:p>
      <text:p text:style-name="_3c_l_3e_"><text:span text:style-name="T1">Qu’il n’ait soûmis à son pouvoir ?</text:span></text:p>
      <text:p text:style-name="_3c_l_3e_"><text:span text:style-name="T1"/></text:p>
      <text:p text:style-name="_3c_l_3e_"><text:span text:style-name="T1">Ce Dieu d’une éternelle guerre</text:span></text:p>
      <text:p text:style-name="_3c_l_3e_"><text:span text:style-name="T1">Rend si craint dans le Ciel, si connu sur la Terre,</text:span></text:p>
      <text:p text:style-name="_3c_l_3e_"><text:span text:style-name="T1">Dans vos sombres États ne sçairoit l’estre moins :</text:span></text:p>
      <text:p text:style-name="_3c_l_3e_"><text:span text:style-name="T1">Si d’un ravissement qui vous couvrit de gloire</text:span></text:p>
      <text:p text:style-name="_3c_l_3e_"><text:span text:style-name="T1">Le temps nous a laissé la veritable histoire,</text:span></text:p>
      <text:p text:style-name="_3c_l_3e_"><text:span text:style-name="T1">C’est l’Amour seul qui vous a joints.</text:span></text:p>
      <text:p text:style-name="_3c_l_3e_"><text:span text:style-name="T1"/></text:p>
      <text:p text:style-name="_3c_l_3e_"><text:soft-page-break/><text:span text:style-name="T1">Par cet Amour qui vous assemble,</text:span></text:p>
      <text:p text:style-name="_3c_l_3e_"><text:span text:style-name="T1">Par ce Royaume affreux où devant vous tout tremble,</text:span></text:p>
      <text:p text:style-name="_3c_l_3e_"><text:span text:style-name="T1">Par ces noirastres eaux dont il est abbreuvé ;</text:span></text:p>
      <text:p text:style-name="_3c_l_3e_"><text:span text:style-name="T1">S’il se peut que jamais la pitié vous flechisse,</text:span></text:p>
      <text:p text:style-name="_3c_l_3e_"><text:span text:style-name="T1">Laissez revoir le jour à l’aimable Euridice</text:span></text:p>
      <text:p text:style-name="_3c_l_3e_"><text:span text:style-name="T1">Dont la mort m’a trop-tost privé.</text:span></text:p>
      <text:p text:style-name="_3c_l_3e_"><text:span text:style-name="T1"/></text:p>
      <text:p text:style-name="_3c_l_3e_"><text:span text:style-name="T1">La perdrez-vous pour me la rendre ?</text:span></text:p>
      <text:p text:style-name="_3c_l_3e_"><text:span text:style-name="T1">Vostre Empire par-tout a sceu toûjours s’étendre,</text:span></text:p>
      <text:p text:style-name="_3c_l_3e_"><text:span text:style-name="_3c_pb_3e_"><text:span text:style-name="T1">[399]</text:span></text:span><text:span text:style-name="T1">Icy bas, tost ou tard, chacun doit arriver.</text:span></text:p>
      <text:p text:style-name="_3c_l_3e_"><text:span text:style-name="T1">C’est nostre inévitable et derniere retraite,</text:span></text:p>
      <text:p text:style-name="_3c_l_3e_"><text:span text:style-name="T1">Et dans quelque dégoust que son séjour nous jette,</text:span></text:p>
      <text:p text:style-name="_3c_l_3e_"><text:span text:style-name="T1">Personne ne s’en peut sauver.</text:span></text:p>
      <text:p text:style-name="_3c_l_3e_"><text:span text:style-name="T1"/></text:p>
      <text:p text:style-name="_3c_l_3e_"><text:span text:style-name="T1">Sujette à cet ordre supréme</text:span></text:p>
      <text:p text:style-name="_3c_l_3e_"><text:span text:style-name="T1">Vous verrez revenir Euridice elle-mesme,</text:span></text:p>
      <text:p text:style-name="_3c_l_3e_"><text:span text:style-name="T1">Aprés qu’un juste terme aura rempli ses jours.</text:span></text:p>
      <text:p text:style-name="_3c_l_3e_"><text:span text:style-name="T1">Tout ce que je demande est le seul avantage</text:span></text:p>
      <text:p text:style-name="_3c_l_3e_"><text:span text:style-name="T1">De voir, si de ses ans vous luy rendez l’usage,</text:span></text:p>
      <text:p text:style-name="_3c_l_3e_"><text:span text:style-name="T1">La Nature en regler le cours.</text:span></text:p>
      <text:p text:style-name="_3c_l_3e_"><text:span text:style-name="T1"/></text:p>
      <text:p text:style-name="_3c_l_3e_"><text:span text:style-name="T1">Si les Destins impitoyables</text:span></text:p>
      <text:p text:style-name="_3c_l_3e_"><text:span text:style-name="T1">Veylent que ma douleur vous trouve inexorables,</text:span></text:p>
      <text:p text:style-name="_3c_l_3e_"><text:span text:style-name="T1">Tout vivant que je suis, je renonce au retour.</text:span></text:p>
      <text:p text:style-name="_3c_l_3e_"><text:span text:style-name="T1">Auprés d’elle aux Enfers Euridice m’appelle.</text:span></text:p>
      <text:p text:style-name="_3c_l_3e_"><text:span text:style-name="T1">Gardez-la, gardez-moy, je l’adore, et sans elle</text:span></text:p>
      <text:p text:style-name="_3c_l_3e_"><text:span text:style-name="T1">Je ne veux jamais voir le jour.</text:span></text:p>
      <text:p text:style-name="_3c_l_3e_"><text:span text:style-name="T1"/></text:p>
      <text:p text:style-name="_3c_l_3e_"><text:span text:style-name="T1">De ses tristes ennuis les sensibles atteintes</text:span></text:p>
      <text:p text:style-name="_3c_l_3e_"><text:span text:style-name="T1">Sur des tons si touchans luy font former ses plaintes,</text:span></text:p>
      <text:p text:style-name="_3c_l_3e_"><text:span text:style-name="T1">Que les Ombres qu’en foule ils sont l’art d’attirer,</text:span></text:p>
      <text:p text:style-name="_3c_l_3e_"><text:span text:style-name="T1">Trouvent, quoy que sans corps, des larmes pour pleurer.</text:span></text:p>
      <text:p text:style-name="_3c_l_3e_"><text:span text:style-name="T1">Surpris d’un chant si doux l’infortuné Tantale</text:span></text:p>
      <text:p text:style-name="_3c_l_3e_"><text:span text:style-name="T1">Oublie en ce moment cette soif sans égale,</text:span></text:p>
      <text:p text:style-name="_3c_l_3e_"><text:span text:style-name="_3c_pb_3e_"><text:span text:style-name="T1">[400]</text:span></text:span><text:span text:style-name="T1">Qui luy fait à toute heure avidement chercher</text:span></text:p>
      <text:p text:style-name="_3c_l_3e_"><text:span text:style-name="T1">L’eau, qui le fuit si-tost qu’il s’en veut approcher.</text:span></text:p>
      <text:p text:style-name="_3c_l_3e_"><text:span text:style-name="T1">Suspendant leur travail les tristes Danaïdes</text:span></text:p>
      <text:p text:style-name="_3c_l_3e_"><text:soft-page-break/><text:span text:style-name="T1">Different à remplir leurs vaisseaux toûjours vuides.</text:span></text:p>
      <text:p text:style-name="_3c_l_3e_"><text:span text:style-name="T1">Dans sa rouë Ixion, sans la faire tourner,</text:span></text:p>
      <text:p text:style-name="_3c_l_3e_"><text:span text:style-name="T1">Des accords qu’il entend ne peut trop s’étonner.</text:span></text:p>
      <text:p text:style-name="_3c_l_3e_"><text:span text:style-name="T1">Ces Oiseaux affamez que rien ne rassasie</text:span></text:p>
      <text:p text:style-name="_3c_l_3e_"><text:span text:style-name="T1">Cessent quelques moment de déchirer Titie ;</text:span></text:p>
      <text:p text:style-name="_3c_l_3e_"><text:span text:style-name="T1">Et sur sa Pierre assis, afin d’écouter mieux,</text:span></text:p>
      <text:p text:style-name="_3c_l_3e_"><text:span text:style-name="T1">Sisiphe tout ravi croit estre dans les Cieux.</text:span></text:p>
      <text:p text:style-name="_3c_l_3e_"><text:span text:style-name="T1">On tient mesme qu’alors ces Sœurs impitoyables,</text:span></text:p>
      <text:p text:style-name="_3c_l_3e_"><text:span text:style-name="T1">Qu’une aveugle fureur rend toûjours implacables,</text:span></text:p>
      <text:p text:style-name="_3c_l_3e_"><text:span text:style-name="T1">Se laissant attendrir aux charmes de sa voix,</text:span></text:p>
      <text:p text:style-name="_3c_l_3e_"><text:span text:style-name="T1">Répandirent des pleurs pour la premiere fois.</text:span></text:p>
      <text:p text:style-name="_3c_l_3e_"><text:span text:style-name="T1">Orphée a sceu toucher Pluton et Proserpine.</text:span></text:p>
      <text:p text:style-name="_3c_l_3e_"><text:span text:style-name="T1">Ses concerts ont pour eux une vertu divine ;</text:span></text:p>
      <text:p text:style-name="_3c_l_3e_"><text:span text:style-name="T1">Ils plaignent son malheur, et pour le consoler,</text:span></text:p>
      <text:p text:style-name="_3c_l_3e_"><text:span text:style-name="T1">Il demande Euridice, ils la font appeller.</text:span></text:p>
      <text:p text:style-name="_3c_l_3e_"><text:span text:style-name="T1">Son Ombre encor recente erroit parmy les Ombres</text:span></text:p>
      <text:p text:style-name="_3c_l_3e_"><text:span text:style-name="T1">Dont depuis peu la mort a peuplé ces lieux sombres.</text:span></text:p>
      <text:p text:style-name="_3c_l_3e_"><text:span text:style-name="T1">Elle vient, et boitant fait connoistre à son pas</text:span></text:p>
      <text:p text:style-name="_3c_l_3e_"><text:span text:style-name="T1">Qu’un accident funeste a causé son trépas.</text:span></text:p>
      <text:p text:style-name="_3c_l_3e_"><text:span text:style-name="T1">À son fidelle Époux cette Épouse est renduë,</text:span></text:p>
      <text:p text:style-name="_3c_l_3e_"><text:span text:style-name="T1">Mais vers elle en marchant s’il détourne la veuë</text:span></text:p>
      <text:p text:style-name="_3c_l_3e_"><text:span text:style-name="_3c_pb_3e_"><text:span text:style-name="T1">[401]</text:span></text:span><text:span text:style-name="T1">Avant qu’il soit sorti de l’infernal séjour,</text:span></text:p>
      <text:p text:style-name="_3c_l_3e_"><text:span text:style-name="T1">Pour jamais, quoy qu’il fasse, il la perd sans retour.</text:span></text:p>
      <text:p text:style-name="_3c_l_3e_"><text:span text:style-name="T1">Que ne promet-on point pour avoir ce qu’on aime ?</text:span></text:p>
      <text:p text:style-name="_3c_l_3e_"><text:span text:style-name="T1">Il jure d’obeir à cette loy supreme,</text:span></text:p>
      <text:p text:style-name="_3c_l_3e_"><text:span text:style-name="T1">Et dans ces lieux couverts d’une éternelle nuit,</text:span></text:p>
      <text:p text:style-name="_3c_l_3e_"><text:span text:style-name="T1">Il marche le premier, Euridice le suit ;</text:span></text:p>
      <text:p text:style-name="_3c_l_3e_"><text:span text:style-name="T1">Par un sentier fâcheux qui monte et se resserre,</text:span></text:p>
      <text:p text:style-name="_3c_l_3e_"><text:span text:style-name="T1">Ils estoient déjà prests de regagner la terre,</text:span></text:p>
      <text:p text:style-name="_3c_l_3e_"><text:span text:style-name="T1">Quand l’amoureux Orphée, apprehendant toûjours</text:span></text:p>
      <text:p text:style-name="_3c_l_3e_"><text:span text:style-name="T1">Qu’Euridice égarée en ces obscurs détours</text:span></text:p>
      <text:p text:style-name="_3c_l_3e_"><text:span text:style-name="T1">Ne trompe en se perdant un amour si fidelle,</text:span></text:p>
      <text:p text:style-name="_3c_l_3e_"><text:span text:style-name="T1">Impatient de voir, tourne les yeux vers elle ;</text:span></text:p>
      <text:p text:style-name="_3c_l_3e_"><text:span text:style-name="T1">Soudain pour avance faisant de vains efforts,</text:span></text:p>
      <text:p text:style-name="_3c_l_3e_"><text:span text:style-name="T1">Elle redevient Ombre, et demeure sans corps.</text:span></text:p>
      <text:p text:style-name="_3c_l_3e_"><text:span text:style-name="T1">Il tend les mains, la cherche, et telle est sa disgrace,</text:span></text:p>
      <text:p text:style-name="_3c_l_3e_"><text:span text:style-name="T1">Que croyant l’embrasser c’est de l’air qu’il embrasse.</text:span></text:p>
      <text:p text:style-name="_3c_l_3e_"><text:soft-page-break/><text:span text:style-name="T1">Pour avoir de Pluton mal observé les loix,</text:span></text:p>
      <text:p text:style-name="_3c_l_3e_"><text:span text:style-name="T1">Il la tuë, elle meurt une seconde fois ;</text:span></text:p>
      <text:p text:style-name="_3c_l_3e_"><text:span text:style-name="T1">Mais cette courte vie aussi-tost étoufée</text:span></text:p>
      <text:p text:style-name="_3c_l_3e_"><text:span text:style-name="T1">Ne l’autorise point à se plaindre d’Orphée :</text:span></text:p>
      <text:p text:style-name="_3c_l_3e_"><text:span text:style-name="T1">Et quelle juste plainte auroit-elle à former,</text:span></text:p>
      <text:p text:style-name="_3c_l_3e_"><text:span text:style-name="T1">D’un Mary qui la perd pour sçavoir trop aimer ?</text:span></text:p>
      <text:p text:style-name="_3c_l_3e_"><text:span text:style-name="T1">Par un dernier adieu, dit du ton le plus tendre,</text:span></text:p>
      <text:p text:style-name="_3c_l_3e_"><text:span text:style-name="T1">Mais prononcé si bas qu’il a peine à l’entendre,</text:span></text:p>
      <text:p text:style-name="_3c_l_3e_"><text:span text:style-name="_3c_pb_3e_"><text:span text:style-name="T1">[402]</text:span></text:span><text:span text:style-name="T1">Elle marque sa flame, et se laisse engloutir</text:span></text:p>
      <text:p text:style-name="_3c_l_3e_"><text:span text:style-name="T1">Dans l’abisme profond dont elle alloit sortir.</text:span></text:p>
      <text:p text:style-name="_3c_l_3e_"><text:span text:style-name="T1">De cette double mort l’assassinante image</text:span></text:p>
      <text:p text:style-name="_3c_l_3e_"><text:span text:style-name="T1">Comblant son desespoir, luy glace le courage.</text:span></text:p>
      <text:p text:style-name="_3c_l_3e_"><text:span text:style-name="T1">Il demeure immobile, et tel que ce Berger</text:span></text:p>
      <text:p text:style-name="_3c_l_3e_"><text:span text:style-name="T1">Qu’autrefois la frayeur en pierre fit changer,</text:span></text:p>
      <text:p text:style-name="_3c_l_3e_"><text:span text:style-name="T1">Quand Hercule vainqueur du Chien à triple teste</text:span></text:p>
      <text:p text:style-name="_3c_l_3e_"><text:span text:style-name="T1">Luy fit voir dans les fers son affreuse conqueste.</text:span></text:p>
      <text:p text:style-name="_3c_l_3e_"><text:span text:style-name="T1">Il est sans voix, sans force, et son accablement</text:span></text:p>
      <text:p text:style-name="_3c_l_3e_"><text:span text:style-name="T1">Semble l’avoir reduit à son dernier moment.</text:span></text:p>
      <text:h text:style-name="Heading_20_2" text:outline-level="2"><text:span text:style-name="T1">Fable II<text:line-break/>Olene et Lethée en rochers</text:span></text:h>
      <text:p text:style-name="_3c_l_3e_"><text:span text:style-name="_3c_pb_3e_"><text:span text:style-name="T1">[403]</text:span></text:span><text:span text:style-name="T1">En ce funeste estat qui découvre sa peine,</text:span></text:p>
      <text:p text:style-name="_3c_l_3e_"><text:span text:style-name="T1">On diroit qu’il attend le triste sort d’Olene.</text:span></text:p>
      <text:p text:style-name="_3c_l_3e_"><text:span text:style-name="T1">Olene par l’hymen avec Lethée uni,</text:span></text:p>
      <text:p text:style-name="_3c_l_3e_"><text:span text:style-name="T1">Du trop d’orgueil qu’elle eut fut autrefois puni.</text:span></text:p>
      <text:p text:style-name="_3c_l_3e_"><text:span text:style-name="_3c_pb_3e_"><text:span text:style-name="T1">[404]</text:span></text:span><text:span text:style-name="T1">Fiere de sa beauté, cette indiscrete Épouse,</text:span></text:p>
      <text:p text:style-name="_3c_l_3e_"><text:span text:style-name="T1">La vatant en tous lieux s’en montra si jalouse,</text:span></text:p>
      <text:p text:style-name="_3c_l_3e_"><text:span text:style-name="T1">Qu’elle la préferoit aux charmes glorieux</text:span></text:p>
      <text:p text:style-name="_3c_l_3e_"><text:span text:style-name="T1">Que les Divinitez font briller dans les Cieux.</text:span></text:p>
      <text:p text:style-name="_3c_l_3e_"><text:span text:style-name="T1">Cet oubli d’elle-mesme animoit leur vangeance.</text:span></text:p>
      <text:p text:style-name="_3c_l_3e_"><text:span text:style-name="T1">Olene de sa Femme entreprit la défense,</text:span></text:p>
      <text:p text:style-name="_3c_l_3e_"><text:span text:style-name="T1">Il la fit innocente, et pour mieux l’excuser</text:span></text:p>
      <text:p text:style-name="_3c_l_3e_"><text:span text:style-name="T1">Prenant sur luy son crime, il osa s’accuser.</text:span></text:p>
      <text:p text:style-name="_3c_l_3e_"><text:span text:style-name="T1">Ces deux Infortunez par le mesme supplice</text:span></text:p>
      <text:p text:style-name="_3c_l_3e_"><text:span text:style-name="T1">Eprouverent des Dieux la severe justice,</text:span></text:p>
      <text:p text:style-name="_3c_l_3e_"><text:span text:style-name="T1">Et ce sont deux Rochers qui sur le mont Ida</text:span></text:p>
      <text:p text:style-name="_3c_l_3e_"><text:span text:style-name="T1">Marquent le châtiment dont le Ciel décida.</text:span></text:p>
      <text:p text:style-name="_3c_l_3e_"><text:soft-page-break/><text:span text:style-name="T1">Orphée au desespoir parle, prie, et pour grace</text:span></text:p>
      <text:p text:style-name="_3c_l_3e_"><text:span text:style-name="T1">Demande que Caron aux Enfers le repasse ;</text:span></text:p>
      <text:p text:style-name="_3c_l_3e_"><text:span text:style-name="T1">Mais comme la douleur étouffe cette voix</text:span></text:p>
      <text:p text:style-name="_3c_l_3e_"><text:span text:style-name="T1">Dont le charme déjà l’a sceu vaincre une fois,</text:span></text:p>
      <text:p text:style-name="_3c_l_3e_"><text:span text:style-name="T1">Ce rude Nautonnier prenant son humeur fiere,</text:span></text:p>
      <text:p text:style-name="_3c_l_3e_"><text:span text:style-name="T1">D’un air dur et hautain rejette sa priere.</text:span></text:p>
      <text:p text:style-name="_3c_l_3e_"><text:span text:style-name="T1">Ainsi sept jours entiers cent projets differens</text:span></text:p>
      <text:p text:style-name="_3c_l_3e_"><text:span text:style-name="T1">D’Orphée aux bords du Styx portent les pas errans.</text:span></text:p>
      <text:p text:style-name="_3c_l_3e_"><text:span text:style-name="T1">Les larmes qu’il répand sur cette rive obscure</text:span></text:p>
      <text:p text:style-name="_3c_l_3e_"><text:span text:style-name="T1">Sont pendant tout ce temps sur cette rive obscure</text:span></text:p>
      <text:p text:style-name="_3c_l_3e_"><text:span text:style-name="T1">Sont pendant tout ce temps sa seule nourriture.</text:span></text:p>
      <text:p text:style-name="_3c_l_3e_"><text:span text:style-name="T1">Enfin las de se plaindre, et voyant sa langueur</text:span></text:p>
      <text:p text:style-name="_3c_l_3e_"><text:span text:style-name="T1">Inutile à flechir l’infernale rigueur,</text:span></text:p>
      <text:p text:style-name="_3c_l_3e_"><text:span text:style-name="_3c_pb_3e_"><text:span text:style-name="T1">[405]</text:span></text:span><text:span text:style-name="T1">Revenu sur la Terre il se retire en Thrace ;</text:span></text:p>
      <text:p text:style-name="_3c_l_3e_"><text:span text:style-name="T1">Et là, toûjours rempli de sa triste disgrace,</text:span></text:p>
      <text:p text:style-name="_3c_l_3e_"><text:span text:style-name="T1">Il gemit, se consume en regrets superflus,</text:span></text:p>
      <text:p text:style-name="_3c_l_3e_"><text:span text:style-name="T1">Ou sur le mont Rhodope, ou sur le mont Émus.</text:span></text:p>
      <text:h text:style-name="Heading_20_2" text:outline-level="2"><text:span text:style-name="T1">Fable III<text:line-break/>Les arbres attirez par la voix d’Orphée</text:span></text:h>
      <text:p text:style-name="_3c_l_3e_"><text:span text:style-name="_3c_pb_3e_"><text:span text:style-name="T1">[406]</text:span></text:span><text:span text:style-name="T1">Il passe ainsi trois ans, sans que d’aucune femme</text:span></text:p>
      <text:p text:style-name="_3c_l_3e_"><text:span text:style-name="T1">Le charme le plus vif puisse rien sur son ame.</text:span></text:p>
      <text:p text:style-name="_3c_l_3e_"><text:span text:style-name="T1">Ennemi du beau sexe il en fuit l’entretien,</text:span></text:p>
      <text:p text:style-name="_3c_l_3e_"><text:span text:style-name="T1">Et soit qu’il ait promis de n’aimer jamais rien,</text:span></text:p>
      <text:p text:style-name="_3c_l_3e_"><text:span text:style-name="_3c_pb_3e_"><text:span text:style-name="T1">[407]</text:span></text:span><text:span text:style-name="T1">Soit que de son amour la fin infortunée</text:span></text:p>
      <text:p text:style-name="_3c_l_3e_"><text:span text:style-name="T1">Luy fasse pour toûjours detester l’hymenée,</text:span></text:p>
      <text:p text:style-name="_3c_l_3e_"><text:span text:style-name="T1">Quelque brillant Objet qui cherche à le gagner,</text:span></text:p>
      <text:p text:style-name="_3c_l_3e_"><text:span text:style-name="T1">Il n’en reçoit les soins que pour les dédaigner.</text:span></text:p>
      <text:p text:style-name="_3c_l_3e_"><text:span text:style-name="T1">Mesme ces chants si doux qui ravissent les ames,</text:span></text:p>
      <text:p text:style-name="_3c_l_3e_"><text:span text:style-name="T1">Quoy que fort souhaitez, ne sont plus pour les Femmes,</text:span></text:p>
      <text:p text:style-name="_3c_l_3e_"><text:span text:style-name="T1">Et s’il les fait ouïr, c’est dans les seuls vergers</text:span></text:p>
      <text:p text:style-name="_3c_l_3e_"><text:span text:style-name="T1">Où sans nulle Bergere il trouve des Bergers.</text:span></text:p>
      <text:p text:style-name="_3c_l_3e_"><text:span text:style-name="T1">Au haut d’une colline est une verte Plaine</text:span></text:p>
      <text:p text:style-name="_3c_l_3e_"><text:span text:style-name="T1">Où ce Chantre affligé tous les jours se promene.</text:span></text:p>
      <text:p text:style-name="_3c_l_3e_"><text:span text:style-name="T1">C’estoit un lieu sans ombre, et qui trop découvert</text:span></text:p>
      <text:p text:style-name="_3c_l_3e_"><text:span text:style-name="T1">Aux rayons du Soleil estoit par-tout ouvert.</text:span></text:p>
      <text:p text:style-name="_3c_l_3e_"><text:span text:style-name="T1">Aussi-tost que sa voix y seconde sa Lire,</text:span></text:p>
      <text:p text:style-name="_3c_l_3e_"><text:soft-page-break/><text:span text:style-name="T1">Les Arbres qu’à l’envi ce doux concert attire,</text:span></text:p>
      <text:p text:style-name="_3c_l_3e_"><text:span text:style-name="T1">Étendant tout autour leurs branchages épais,</text:span></text:p>
      <text:p text:style-name="_3c_l_3e_"><text:span text:style-name="T1">Donnent à cette Plaine et de l’ombre et du frais.</text:span></text:p>
      <text:p text:style-name="_3c_l_3e_"><text:span text:style-name="T1">On y voit attentifs à sa plainte amoureuse</text:span></text:p>
      <text:p text:style-name="_3c_l_3e_"><text:span text:style-name="T1">Le Peuplier, Le Chesne, et l’Érable, et l’Yeuse,</text:span></text:p>
      <text:p text:style-name="_3c_l_3e_"><text:span text:style-name="T1">Le Saule, le Tilleul, le Sapin, le Cormier,</text:span></text:p>
      <text:p text:style-name="_3c_l_3e_"><text:span text:style-name="T1">Le Hestre, le Lotos, le Fresne, le Palmier,</text:span></text:p>
      <text:p text:style-name="_3c_l_3e_"><text:span text:style-name="T1">Le Laurier et le Mirte, et le Plane et le Lierre,</text:span></text:p>
      <text:p text:style-name="_3c_l_3e_"><text:span text:style-name="T1">Le Coudrier, la Vigne et l’Ormeau qu’elle serre,</text:span></text:p>
      <text:p text:style-name="_3c_l_3e_"><text:span text:style-name="_3c_pb_3e_"><text:span text:style-name="T1">[408]</text:span></text:span><text:span text:style-name="T1">Le Pin, arbre cheri de la Mere des Dieux.</text:span></text:p>
      <text:p text:style-name="_3c_l_3e_"><text:span text:style-name="T1">Atis, qui de son Prestre eut l’employ glorieux,</text:span></text:p>
      <text:p text:style-name="_3c_l_3e_"><text:span text:style-name="T1">Lors que par une triste et funeste avanture</text:span></text:p>
      <text:p text:style-name="_3c_l_3e_"><text:span text:style-name="T1">Trop aimé d’une Nimphe il changea de figure,</text:span></text:p>
      <text:p text:style-name="_3c_l_3e_"><text:span text:style-name="T1">Sous cette dure écorce essuya le chagrin</text:span></text:p>
      <text:p text:style-name="_3c_l_3e_"><text:span text:style-name="T1">D’avoir à se soûmettre aux ordres du Destin.</text:span></text:p>
      <text:h text:style-name="Heading_20_1" text:outline-level="1"><text:span text:style-name="T1">Livre XI</text:span></text:h>
      <text:h text:style-name="Heading_20_2" text:outline-level="2"><text:span text:style-name="T1">Fable I<text:line-break/>Femmes de Thrace changées en arbres</text:span></text:h>
      <text:p text:style-name="_3c_l_3e_"><text:span text:style-name="_3c_pb_3e_"><text:span text:style-name="T1">[1]</text:span></text:span><text:span text:style-name="T1">Tandis que par ses chants mariez à sa Lire</text:span></text:p>
      <text:p text:style-name="_3c_l_3e_"><text:span text:style-name="T1">Orphée enchante, émeut les Bestes qu’il attire,</text:span></text:p>
      <text:p text:style-name="_3c_l_3e_"><text:span text:style-name="T1">Et que des lieux voisins, pour entendre sa voix,</text:span></text:p>
      <text:p text:style-name="_3c_l_3e_"><text:span text:style-name="T1">S’avancent à l’envy les Rochers et les Bois,</text:span></text:p>
      <text:p text:style-name="_3c_l_3e_"><text:span text:style-name="_3c_pb_3e_"><text:span text:style-name="T1">[2]</text:span></text:span><text:span text:style-name="T1">On conspire sa perte, et les Dames de Thrace</text:span></text:p>
      <text:p text:style-name="_3c_l_3e_"><text:span text:style-name="T1">À qui Bacchus inspire une insolente audace,</text:span></text:p>
      <text:p text:style-name="_3c_l_3e_"><text:span text:style-name="T1">Semblent avoir le cœur des cruels animaux</text:span></text:p>
      <text:p text:style-name="_3c_l_3e_"><text:span text:style-name="T1">Dont pour habillement elles ont pris les peaux.</text:span></text:p>
      <text:p text:style-name="_3c_l_3e_"><text:span text:style-name="T1">Des faveurs de ce Dieu cette Troupe échaufée</text:span></text:p>
      <text:p text:style-name="_3c_l_3e_"><text:span text:style-name="T1">Court les cheveux épars où chante alors Orphée,</text:span></text:p>
      <text:p text:style-name="_3c_l_3e_"><text:span text:style-name="T1">Et l’ayant découvert d’un endroit élevé,</text:span></text:p>
      <text:p text:style-name="_3c_l_3e_"><text:span text:style-name="T1">Le voicy, ce Perfide à nos coups reservé,</text:span></text:p>
      <text:p text:style-name="_3c_l_3e_"><text:span text:style-name="T1">Dit celle qui de loin l’apperçoit la premiere.</text:span></text:p>
      <text:p text:style-name="_3c_l_3e_"><text:span text:style-name="T1">Vangeons-nous des mépris de cette ame trop fiere,</text:span></text:p>
      <text:p text:style-name="_3c_l_3e_"><text:span text:style-name="T1">De ce presomptueux, qui de luy seul charmé,</text:span></text:p>
      <text:p text:style-name="_3c_l_3e_"><text:span text:style-name="T1">Declare nostre sexe indigne d’estre aimé.</text:span></text:p>
      <text:p text:style-name="_3c_l_3e_"><text:span text:style-name="T1">Ce discours est suivy d’un dard qu’elle luy lance ;</text:span></text:p>
      <text:p text:style-name="_3c_l_3e_"><text:soft-page-break/><text:span text:style-name="T1">Mais quoy qu’avec effort poussé par la vangeance,</text:span></text:p>
      <text:p text:style-name="_3c_l_3e_"><text:span text:style-name="T1">Les feuilles dont ce dard jusqu’au bout est couvert</text:span></text:p>
      <text:p text:style-name="_3c_l_3e_"><text:span text:style-name="T1">Font qu’il a peu de force, et que le coup se perd.</text:span></text:p>
      <text:p text:style-name="_3c_l_3e_"><text:span text:style-name="T1">Une autre contre luy fait voler une pierre.</text:span></text:p>
      <text:p text:style-name="_3c_l_3e_"><text:span text:style-name="T1">Par son chant arrestée, elle tombe par terre,</text:span></text:p>
      <text:p text:style-name="_3c_l_3e_"><text:span text:style-name="T1">Et demeure à ses pieds, comme pour s’excuser</text:span></text:p>
      <text:p text:style-name="_3c_l_3e_"><text:span text:style-name="T1">De ce que pour le perdre on la forçoit d’oser.</text:span></text:p>
      <text:p text:style-name="_3c_l_3e_"><text:span text:style-name="T1">Mais quoy qu’il deust flechir les plus barbares ames,</text:span></text:p>
      <text:p text:style-name="_3c_l_3e_"><text:span text:style-name="T1">Ce qui vainc des cailloux n’adoucit point des Femmes.</text:span></text:p>
      <text:p text:style-name="_3c_l_3e_"><text:span text:style-name="T1">L’impatiente ardeur de jouïr de sa mort</text:span></text:p>
      <text:p text:style-name="_3c_l_3e_"><text:span text:style-name="T1">Ne souffre point de borne à leur brûlant transport.</text:span></text:p>
      <text:p text:style-name="_3c_l_3e_"><text:span text:style-name="_3c_pb_3e_"><text:span text:style-name="T1">[3]</text:span></text:span><text:span text:style-name="T1">L’excés en est porté jusqu’à la barbarie.</text:span></text:p>
      <text:p text:style-name="_3c_l_3e_"><text:span text:style-name="T1">Chacune en l’attaquant a l’air d’une Furie,</text:span></text:p>
      <text:p text:style-name="_3c_l_3e_"><text:span text:style-name="T1">Et jamais on ne vit combat precipité</text:span></text:p>
      <text:p text:style-name="_3c_l_3e_"><text:span text:style-name="T1">Autoriser la rage à tant de cruauté.</text:span></text:p>
      <text:p text:style-name="_3c_l_3e_"><text:span text:style-name="T1">Contre luy cependant tout ce qui leur sert d’armes,</text:span></text:p>
      <text:p text:style-name="_3c_l_3e_"><text:span text:style-name="T1">De sa voix triomphante auroit senti les charmes,</text:span></text:p>
      <text:p text:style-name="_3c_l_3e_"><text:span text:style-name="T1">Si leur son mal reglé de divers instrumens,</text:span></text:p>
      <text:p text:style-name="_3c_l_3e_"><text:span text:style-name="T1">Leurs battemens de mains, leurs affreux hurlemens,</text:span></text:p>
      <text:p text:style-name="_3c_l_3e_"><text:span text:style-name="T1">Leurs cornets, leurs bassins frapez avec manie</text:span></text:p>
      <text:p text:style-name="_3c_l_3e_"><text:span text:style-name="T1">N’eussent de ses accords étoufé l’harmonie.</text:span></text:p>
      <text:p text:style-name="_3c_l_3e_"><text:span text:style-name="T1">Ainsi faute d’entendre, estant libres d’agir,</text:span></text:p>
      <text:p text:style-name="_3c_l_3e_"><text:span text:style-name="T1">De son sang les cailloux commencent à rougir.</text:span></text:p>
      <text:p text:style-name="_3c_l_3e_"><text:span text:style-name="T1">Elles n’épargnent rien, et leurs premiers carnages</text:span></text:p>
      <text:p text:style-name="_3c_l_3e_"><text:span text:style-name="T1">Font fuir et les Serpens et les Bestes sauvages,</text:span></text:p>
      <text:p text:style-name="_3c_l_3e_"><text:span text:style-name="T1">Dont ce Chantre divin avoit sceu par son art</text:span></text:p>
      <text:p text:style-name="_3c_l_3e_"><text:span text:style-name="T1">Se faire tout autour un spatieux rempart.</text:span></text:p>
      <text:p text:style-name="_3c_l_3e_"><text:span text:style-name="T1">Sans nul obstacle alors ces cruelles Bacchantes</text:span></text:p>
      <text:p text:style-name="_3c_l_3e_"><text:span text:style-name="T1">Sur cet Infortuné portent leurs mains sanglantes.</text:span></text:p>
      <text:p text:style-name="_3c_l_3e_"><text:span text:style-name="T1">Comme on voit mille Oiseaux entourer un Hibou</text:span></text:p>
      <text:p text:style-name="_3c_l_3e_"><text:span text:style-name="T1">S’il ose avant la nuit se tirer de son trou,</text:span></text:p>
      <text:p text:style-name="_3c_l_3e_"><text:span text:style-name="T1">Ou comme dans ces Jeux dont Rome est idolatre,</text:span></text:p>
      <text:p text:style-name="_3c_l_3e_"><text:span text:style-name="T1">Quand tout est bien fermé par un Amphitheatre,</text:span></text:p>
      <text:p text:style-name="_3c_l_3e_"><text:span text:style-name="T1">Les Chiens se trouvent prests à fondre le matin</text:span></text:p>
      <text:p text:style-name="_3c_l_3e_"><text:span text:style-name="T1">Sur le Cerf qu’on leur doit amener pour butin ;</text:span></text:p>
      <text:p text:style-name="_3c_l_3e_"><text:span text:style-name="_3c_pb_3e_"><text:span text:style-name="T1">[4]</text:span></text:span><text:span text:style-name="T1">Ainsi dans sa fureur cette Troupe endurcie,</text:span></text:p>
      <text:p text:style-name="_3c_l_3e_"><text:span text:style-name="T1">Tant qu’Orphée est vivant, ne peut estre adoucie,</text:span></text:p>
      <text:p text:style-name="_3c_l_3e_"><text:soft-page-break/><text:span text:style-name="T1">Et pour l’ornement seul les Tirses destinez</text:span></text:p>
      <text:p text:style-name="_3c_l_3e_"><text:span text:style-name="T1">Changeant d’usage enfin contre luy sont tournez.</text:span></text:p>
      <text:p text:style-name="_3c_l_3e_"><text:span text:style-name="T1">L’une pour l’accabler prend des motes de terre,</text:span></text:p>
      <text:p text:style-name="_3c_l_3e_"><text:span text:style-name="T1">L’autre la plus aiguë ou la plus grosse pierre,</text:span></text:p>
      <text:p text:style-name="_3c_l_3e_"><text:span text:style-name="T1">L’autre une branche d’arbre, et dans l’emportement</text:span></text:p>
      <text:p text:style-name="_3c_l_3e_"><text:span text:style-name="T1">Où les met du combat le dur acharnement,</text:span></text:p>
      <text:p text:style-name="_3c_l_3e_"><text:span text:style-name="T1">Comme s’il n’estoit point assez d’armes pour elles,</text:span></text:p>
      <text:p text:style-name="_3c_l_3e_"><text:span text:style-name="T1">Le hazard à leur rage en fournit de nouvelles.</text:span></text:p>
      <text:p text:style-name="_3c_l_3e_"><text:span text:style-name="T1">Assez prés de ce lieu differens Laboureurs</text:span></text:p>
      <text:p text:style-name="_3c_l_3e_"><text:span text:style-name="T1">À cultiver la terre employoient leurs sueurs.</text:span></text:p>
      <text:p text:style-name="_3c_l_3e_"><text:span text:style-name="T1">L’un la beche à la main l’entame et la remuë ;</text:span></text:p>
      <text:p text:style-name="_3c_l_3e_"><text:span text:style-name="T1">L’autre pour la mieux fendre y conduit la charuë,</text:span></text:p>
      <text:p text:style-name="_3c_l_3e_"><text:span text:style-name="T1">Et quand frapez d’un bruit qui va jusques aux Cieux</text:span></text:p>
      <text:p text:style-name="_3c_l_3e_"><text:span text:style-name="T1">Sur ce qui le fait naistre ils ont jetté les yeux,</text:span></text:p>
      <text:p text:style-name="_3c_l_3e_"><text:span text:style-name="T1">Effrayez d’un combat dont ils craignent la suite,</text:span></text:p>
      <text:p text:style-name="_3c_l_3e_"><text:span text:style-name="T1">Ils cherchent à s’en mettre à couvert par la fuite,</text:span></text:p>
      <text:p text:style-name="_3c_l_3e_"><text:span text:style-name="T1">Abandonnent les champs, et là, de toutes parts</text:span></text:p>
      <text:p text:style-name="_3c_l_3e_"><text:span text:style-name="T1">Laissent de leur travail les instrumens épars.</text:span></text:p>
      <text:p text:style-name="_3c_l_3e_"><text:span text:style-name="T1">C’est peu de s’en saisir ; l’ardeur qui les transporte</text:span></text:p>
      <text:p text:style-name="_3c_l_3e_"><text:span text:style-name="T1">Rendant chaque Bacchante et plus fiere et plus forte,</text:span></text:p>
      <text:p text:style-name="_3c_l_3e_"><text:span text:style-name="T1">Ce qu’aux Bœufs la Nature a pris soin d’attacher,</text:span></text:p>
      <text:p text:style-name="_3c_l_3e_"><text:span text:style-name="T1">Ce qui fait leur défense, elles vont l’arracher.</text:span></text:p>
      <text:p text:style-name="_3c_l_3e_"><text:span text:style-name="_3c_pb_3e_"><text:span text:style-name="T1">[5]</text:span></text:span><text:span text:style-name="T1">Tout leur sert contre Orphée, et la fin de sa vie</text:span></text:p>
      <text:p text:style-name="_3c_l_3e_"><text:span text:style-name="T1">Suffit seule à leur haine, et la laisse assouvie.</text:span></text:p>
      <text:p text:style-name="_3c_l_3e_"><text:span text:style-name="T1">Il a beau les prier ; sa voix, sa belle voix</text:span></text:p>
      <text:p text:style-name="_3c_l_3e_"><text:span text:style-name="T1">Manque enfin de pouvoir pour la premiere fois.</text:span></text:p>
      <text:p text:style-name="_3c_l_3e_"><text:span text:style-name="T1">Il tombre sous leurs coups sans que sa mort les touche,</text:span></text:p>
      <text:p text:style-name="_3c_l_3e_"><text:span text:style-name="T1">Et son ame s’enfuit par cette mesme bouche,</text:span></text:p>
      <text:p text:style-name="_3c_l_3e_"><text:span text:style-name="T1">Qui de ses doux accords étalant les appas</text:span></text:p>
      <text:p text:style-name="_3c_l_3e_"><text:span text:style-name="T1">Donnoit du sentiment à ce qui n’en a pas.</text:span></text:p>
      <text:p text:style-name="_3c_l_3e_"><text:span text:style-name="T1">Les Oiseaux dans les airs, d’une voix moins ouverte,</text:span></text:p>
      <text:p text:style-name="_3c_l_3e_"><text:span text:style-name="T1">Font retentir l’ennuy que leur cause sa perte.</text:span></text:p>
      <text:p text:style-name="_3c_l_3e_"><text:span text:style-name="T1">Les Rochers, pour marquer leur sensibilité,</text:span></text:p>
      <text:p text:style-name="_3c_l_3e_"><text:span text:style-name="T1">Font paroistre une prompte et longue humidité.</text:span></text:p>
      <text:p text:style-name="_3c_l_3e_"><text:span text:style-name="T1">Les Fleuves de regret hors de leur lit s’étendent,</text:span></text:p>
      <text:p text:style-name="_3c_l_3e_"><text:span text:style-name="T1">Et grossissent leurs eaux de larmes qu’ils répandent.</text:span></text:p>
      <text:p text:style-name="_3c_l_3e_"><text:span text:style-name="T1">De leurs feüillages verts les Arbres dépoüillez</text:span></text:p>
      <text:p text:style-name="_3c_l_3e_"><text:soft-page-break/><text:span text:style-name="T1">Expliquent la douleur dont ils sont travaillez.</text:span></text:p>
      <text:p text:style-name="_3c_l_3e_"><text:span text:style-name="T1">Les cris des Animaux font connoistre leurs peines,</text:span></text:p>
      <text:p text:style-name="_3c_l_3e_"><text:span text:style-name="T1">Et les Nymphes des Bois, et celles des Fontaines,</text:span></text:p>
      <text:p text:style-name="_3c_l_3e_"><text:span text:style-name="T1">Prenant des voiles noirs, declarent hautement</text:span></text:p>
      <text:p text:style-name="_3c_l_3e_"><text:span text:style-name="T1">Quel est dans cette mort leur triste accablement.</text:span></text:p>
      <text:p text:style-name="_3c_l_3e_"><text:span text:style-name="T1">Les membres dispersez du malheureux Orphée,</text:span></text:p>
      <text:p text:style-name="_3c_l_3e_"><text:span text:style-name="T1">D’un sexe forcené deplorable trophée,</text:span></text:p>
      <text:p text:style-name="_3c_l_3e_"><text:span text:style-name="T1">Demeurent au lieu mesme où sa funeste mort</text:span></text:p>
      <text:p text:style-name="_3c_l_3e_"><text:span text:style-name="T1">Vient enfin de remplir la cruauté du Sort.</text:span></text:p>
      <text:p text:style-name="_3c_l_3e_"><text:span text:style-name="_3c_pb_3e_"><text:span text:style-name="T1">[6]</text:span></text:span><text:span text:style-name="T1">Aprés s’estre étendu l’Hebre qui se retire</text:span></text:p>
      <text:p text:style-name="_3c_l_3e_"><text:span text:style-name="T1">Emporte dans ses eaux et sa teste et sa Lire,</text:span></text:p>
      <text:p text:style-name="_3c_l_3e_"><text:span text:style-name="T1">Et cessant à regret de suivre ses chansons,</text:span></text:p>
      <text:p text:style-name="_3c_l_3e_"><text:span text:style-name="T1">Cette Lire en roulant rend de lugubres sons.</text:span></text:p>
      <text:p text:style-name="_3c_l_3e_"><text:span text:style-name="T1">Sa langue, quoy que morte, a part à ce prodige.</text:span></text:p>
      <text:p text:style-name="_3c_l_3e_"><text:span text:style-name="T1">Son murmure plaintif fait voir qu’elle s’afflige,</text:span></text:p>
      <text:p text:style-name="_3c_l_3e_"><text:span text:style-name="T1">Et soudain par des tons confus et languissans</text:span></text:p>
      <text:p text:style-name="_3c_l_3e_"><text:span text:style-name="T1">Le rivage répond à leurs tristes accens.</text:span></text:p>
      <text:p text:style-name="_3c_l_3e_"><text:span text:style-name="T1">Avec le tribut d’eaux que sans cesse il appreste</text:span></text:p>
      <text:p text:style-name="_3c_l_3e_"><text:span text:style-name="T1">L’Hebre porte à la mer et la Lire et la teste,</text:span></text:p>
      <text:p text:style-name="_3c_l_3e_"><text:span text:style-name="T1">Et la force du vent qui soûleve les flots,</text:span></text:p>
      <text:p text:style-name="_3c_l_3e_"><text:span text:style-name="T1">Les pousse l’une et l’autre aux rives de Lesbos.</text:span></text:p>
      <text:p text:style-name="_3c_l_3e_"><text:span text:style-name="T1">Là, se trouve un Serpent dont le corps se déploye.</text:span></text:p>
      <text:p text:style-name="_3c_l_3e_"><text:span text:style-name="T1">De la teste qu’il voit il veut faire sa proye.</text:span></text:p>
      <text:p text:style-name="_3c_l_3e_"><text:span text:style-name="T1">Il se roule, il s’approche, et perd quelques instans</text:span></text:p>
      <text:p text:style-name="_3c_l_3e_"><text:span text:style-name="T1">À lecher les cheveux d’eau par-tout degoutans.</text:span></text:p>
      <text:p text:style-name="_3c_l_3e_"><text:span text:style-name="T1">Déja la teste estant tout-à-fait découverte,</text:span></text:p>
      <text:p text:style-name="_3c_l_3e_"><text:span text:style-name="T1">Pour ronger le visage il tient sa gueule ouverte.</text:span></text:p>
      <text:p text:style-name="_3c_l_3e_"><text:span text:style-name="T1">Apollon l’en empesche, et prompt à le charmer,</text:span></text:p>
      <text:p text:style-name="_3c_l_3e_"><text:span text:style-name="T1">Le change en pierre avant qu’il ait pû la fermer.</text:span></text:p>
      <text:p text:style-name="_3c_l_3e_"><text:span text:style-name="T1">Orphée est cependant dans le Royaume sombre,</text:span></text:p>
      <text:p text:style-name="_3c_l_3e_"><text:span text:style-name="T1">Et si-tost que la mort y fait errer son Ombre,</text:span></text:p>
      <text:p text:style-name="_3c_l_3e_"><text:span text:style-name="T1">Il reconnoist les lieux où sa charmante voix</text:span></text:p>
      <text:p text:style-name="_3c_l_3e_"><text:span text:style-name="T1">L’a déjà, tout vivant, fait entrer une fois.</text:span></text:p>
      <text:p text:style-name="_3c_l_3e_"><text:span text:style-name="_3c_pb_3e_"><text:span text:style-name="T1">[7]</text:span></text:span><text:span text:style-name="T1">Les routes à choisir par là luy sont aisées.</text:span></text:p>
      <text:p text:style-name="_3c_l_3e_"><text:span text:style-name="T1">Aussi va-t-il d’abord dans les champs </text:span><text:span text:style-name="T2">É</text:span><text:span text:style-name="T1">lisées.</text:span></text:p>
      <text:p text:style-name="_3c_l_3e_"><text:span text:style-name="T1">Il y trouve Euridice, et l’amour qu’il ressent</text:span></text:p>
      <text:p text:style-name="_3c_l_3e_"><text:span text:style-name="T1">Luy donne à l’embrasser un plaisir innocent.</text:span></text:p>
      <text:p text:style-name="_3c_l_3e_"><text:soft-page-break/><text:span text:style-name="T1">Ces Amans qu’en ce lieu leur tendresse rassemble,</text:span></text:p>
      <text:p text:style-name="_3c_l_3e_"><text:span text:style-name="T1">Ravis de se revoir, se promenent ensemble.</text:span></text:p>
      <text:p text:style-name="_3c_l_3e_"><text:span text:style-name="T1">Leur tranquille bonheur ne sçauroit plus changer,</text:span></text:p>
      <text:p text:style-name="_3c_l_3e_"><text:span text:style-name="T1">L’Époux voit son Épouse, et la vois dans dang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" svg:font-family="'DejaVu Sans Condensed'"/>
    <style:font-face style:name="Georgia" svg:font-family="Georgia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style:paragraph-properties fo:margin-left="0cm" fo:margin-right="0cm" fo:text-indent="-3.669cm" style:auto-text-indent="false" style:page-number="auto" fo:background-color="#ffffff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size="12pt" fo:letter-spacing="normal" fo:language="fr" fo:country="FR" style:font-name-asian="DejaVu Sans Condensed" style:font-size-asian="12pt" style:language-asian="fr" style:country-asian="FR" style:font-name-complex="DejaVu Sans Condensed" style:font-size-complex="12pt" style:language-complex="fr" style:country-complex="FR" style:text-scale="100%"/>
    </style:style>
    <style:style style:name="CharStyle4" style:family="text" style:parent-style-name="DefaultFontStyle"/>
    <style:style style:name="Default_20_Paragraph_20_Font" style:display-name="Default Paragraph Font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2:23:45.39</meta:creation-date>
    <dc:date>2020-01-02T17:58:01.89</dc:date>
    <dc:creator>Karolina Suchecka</dc:creator>
    <meta:editing-duration>PT14H54M29S</meta:editing-duration>
    <meta:editing-cycles>15</meta:editing-cycles>
    <meta:generator>OpenOffice/4.1.6$Win32 OpenOffice.org_project/416m1$Build-9790</meta:generator>
    <meta:document-statistic meta:table-count="0" meta:image-count="0" meta:object-count="0" meta:page-count="11" meta:paragraph-count="353" meta:word-count="2803" meta:character-count="15830"/>
  </office:meta>
</office:document-meta>
</file>